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7.36mm" svg:y="90.78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79 <text:s text:c="3"/>sampled: 1860.983 <text:s text:c="2"/>given: 3800 <text:s text:c="2"/>gain: 2.0419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79 <text:s text:c="3"/>sampled: 1860.983 <text:s text:c="2"/>given: 3800 <text:s text:c="2"/>gain: 2.0419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08 <text:s text:c="3"/>sampled: 1763.196 <text:s text:c="2"/>given: 3600 <text:s text:c="2"/>gain: 2.04174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08 <text:s text:c="3"/>sampled: 1763.196 <text:s text:c="2"/>given: 3600 <text:s text:c="2"/>gain: 2.04174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34 <text:s text:c="3"/>sampled: 1665.106 <text:s text:c="2"/>given: 3400 <text:s text:c="2"/>gain: 2.0419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34 <text:s text:c="3"/>sampled: 1665.106 <text:s text:c="2"/>given: 3400 <text:s text:c="2"/>gain: 2.04191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63 <text:s text:c="3"/>sampled: 1567.319 <text:s text:c="2"/>given: 3200 <text:s text:c="2"/>gain: 2.0417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63 <text:s text:c="3"/>sampled: 1567.319 <text:s text:c="2"/>given: 3200 <text:s text:c="2"/>gain: 2.0417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1 <text:s text:c="3"/>sampled: 1469.431 <text:s text:c="2"/>given: 3000 <text:s text:c="2"/>gain: 2.04160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91 <text:s text:c="3"/>sampled: 1469.431 <text:s text:c="2"/>given: 3000 <text:s text:c="2"/>gain: 2.04160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19 <text:s text:c="3"/>sampled: 1371.542 <text:s text:c="2"/>given: 2800 <text:s text:c="2"/>gain: 2.0414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19 <text:s text:c="3"/>sampled: 1371.542 <text:s text:c="2"/>given: 2800 <text:s text:c="2"/>gain: 2.0414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45 <text:s text:c="3"/>sampled: 1273.453 <text:s text:c="2"/>given: 2600 <text:s text:c="2"/>gain: 2.04169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45 <text:s text:c="3"/>sampled: 1273.453 <text:s text:c="2"/>given: 2600 <text:s text:c="2"/>gain: 2.04169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73 <text:s text:c="3"/>sampled: 1175.565 <text:s text:c="2"/>given: 2400 <text:s text:c="2"/>gain: 2.04157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74 <text:s text:c="3"/>sampled: 1175.665 <text:s text:c="2"/>given: 2400 <text:s text:c="2"/>gain: 2.0413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1 <text:s text:c="3"/>sampled: 1077.676 <text:s text:c="2"/>given: 2200 <text:s text:c="2"/>gain: 2.04142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01 <text:s text:c="3"/>sampled: 1077.676 <text:s text:c="2"/>given: 2200 <text:s text:c="2"/>gain: 2.041429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1931" calcext:value-type="float">
            <text:p>2.041931</text:p>
          </table:table-cell>
          <table:table-cell table:number-columns-repeated="5"/>
        </table:table-row>
        <table:table-row table:style-name="ro1">
          <table:table-cell table:style-name="ce1" office:value-type="float" office:value="2.041931" calcext:value-type="float">
            <text:p>2.041931</text:p>
          </table:table-cell>
          <table:table-cell table:number-columns-repeated="5"/>
        </table:table-row>
        <table:table-row table:style-name="ro1">
          <table:table-cell table:style-name="ce1" office:value-type="float" office:value="2.041747" calcext:value-type="float">
            <text:p>2.041747</text:p>
          </table:table-cell>
          <table:table-cell table:number-columns-repeated="5"/>
        </table:table-row>
        <table:table-row table:style-name="ro1">
          <table:table-cell table:style-name="ce1" office:value-type="float" office:value="2.041747" calcext:value-type="float">
            <text:p>2.041747</text:p>
          </table:table-cell>
          <table:table-cell table:number-columns-repeated="5"/>
        </table:table-row>
        <table:table-row table:style-name="ro1">
          <table:table-cell table:style-name="ce1" office:value-type="float" office:value="2.041912" calcext:value-type="float">
            <text:p>2.041912</text:p>
          </table:table-cell>
          <table:table-cell table:number-columns-repeated="5"/>
        </table:table-row>
        <table:table-row table:style-name="ro1">
          <table:table-cell table:style-name="ce1" office:value-type="float" office:value="2.041912" calcext:value-type="float">
            <text:p>2.041912</text:p>
          </table:table-cell>
          <table:table-cell table:number-columns-repeated="5"/>
        </table:table-row>
        <table:table-row table:style-name="ro1">
          <table:table-cell table:style-name="ce1" office:value-type="float" office:value="2.041703" calcext:value-type="float">
            <text:p>2.041703</text:p>
          </table:table-cell>
          <table:table-cell table:number-columns-repeated="5"/>
        </table:table-row>
        <table:table-row table:style-name="ro1">
          <table:table-cell table:style-name="ce1" office:value-type="float" office:value="2.041703" calcext:value-type="float">
            <text:p>2.041703</text:p>
          </table:table-cell>
          <table:table-cell table:number-columns-repeated="5"/>
        </table:table-row>
        <table:table-row table:style-name="ro1">
          <table:table-cell table:style-name="ce1" office:value-type="float" office:value="2.041607" calcext:value-type="float">
            <text:p>2.041607</text:p>
          </table:table-cell>
          <table:table-cell table:number-columns-repeated="5"/>
        </table:table-row>
        <table:table-row table:style-name="ro1">
          <table:table-cell table:style-name="ce1" office:value-type="float" office:value="2.041607" calcext:value-type="float">
            <text:p>2.041607</text:p>
          </table:table-cell>
          <table:table-cell table:number-columns-repeated="5"/>
        </table:table-row>
        <table:table-row table:style-name="ro1">
          <table:table-cell table:style-name="ce1" office:value-type="float" office:value="2.041497" calcext:value-type="float">
            <text:p>2.041497</text:p>
          </table:table-cell>
          <table:table-cell table:number-columns-repeated="5"/>
        </table:table-row>
        <table:table-row table:style-name="ro1">
          <table:table-cell table:style-name="ce1" office:value-type="float" office:value="2.041497" calcext:value-type="float">
            <text:p>2.041497</text:p>
          </table:table-cell>
          <table:table-cell table:number-columns-repeated="5"/>
        </table:table-row>
        <table:table-row table:style-name="ro1">
          <table:table-cell table:style-name="ce1" office:value-type="float" office:value="2.041693" calcext:value-type="float">
            <text:p>2.041693</text:p>
          </table:table-cell>
          <table:table-cell table:number-columns-repeated="5"/>
        </table:table-row>
        <table:table-row table:style-name="ro1">
          <table:table-cell table:style-name="ce1" office:value-type="float" office:value="2.041693" calcext:value-type="float">
            <text:p>2.041693</text:p>
          </table:table-cell>
          <table:table-cell table:number-columns-repeated="5"/>
        </table:table-row>
        <table:table-row table:style-name="ro1">
          <table:table-cell table:style-name="ce1" office:value-type="float" office:value="2.041572" calcext:value-type="float">
            <text:p>2.041572</text:p>
          </table:table-cell>
          <table:table-cell table:number-columns-repeated="5"/>
        </table:table-row>
        <table:table-row table:style-name="ro1">
          <table:table-cell table:style-name="ce1" office:value-type="float" office:value="2.041397" calcext:value-type="float">
            <text:p>2.041397</text:p>
          </table:table-cell>
          <table:table-cell table:number-columns-repeated="5"/>
        </table:table-row>
        <table:table-row table:style-name="ro1">
          <table:table-cell table:style-name="ce1" office:value-type="float" office:value="2.041429" calcext:value-type="float">
            <text:p>2.041429</text:p>
          </table:table-cell>
          <table:table-cell table:number-columns-repeated="5"/>
        </table:table-row>
        <table:table-row table:style-name="ro1">
          <table:table-cell table:style-name="ce1" office:value-type="float" office:value="2.041429" calcext:value-type="float">
            <text:p>2.041429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165" calcext:value-type="float">
            <text:p>2.04165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formula="of:=AVERAGE([.A53:.A116])" office:value-type="float" office:value="2309.25825" calcext:value-type="float">
            <text:p>2309.25825</text:p>
          </table:table-cell>
          <table:table-cell table:formula="of:=AVERAGE([.F53:.F56])" office:value-type="float" office:value="49.941" calcext:value-type="float">
            <text:p>49.941</text:p>
          </table:table-cell>
          <table:table-cell table:formula="of:=2*[.C53]" office:value-type="float" office:value="99.882" calcext:value-type="float">
            <text:p>99.882</text:p>
          </table:table-cell>
          <table:table-cell table:formula="of:=[.D53]/[.B53]" office:value-type="float" office:value="0.0432528496975165" calcext:value-type="float">
            <text:p>0.043252849697517</text:p>
          </table:table-cell>
          <table:table-cell office:value-type="float" office:value="49.947" calcext:value-type="float">
            <text:p>49.947</text:p>
          </table:table-cell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4"/>
          <table:table-cell office:value-type="float" office:value="49.94" calcext:value-type="float">
            <text:p>49.94</text:p>
          </table:table-cell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4"/>
          <table:table-cell office:value-type="float" office:value="49.938" calcext:value-type="float">
            <text:p>49.938</text:p>
          </table:table-cell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4"/>
          <table:table-cell office:value-type="float" office:value="49.939" calcext:value-type="float">
            <text:p>49.939</text:p>
          </table:table-cell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09.033" calcext:value-type="float">
            <text:p>2309.033</text:p>
          </table:table-cell>
          <table:table-cell table:number-columns-repeated="5"/>
        </table:table-row>
        <table:table-row table:style-name="ro1">
          <table:table-cell office:value-type="float" office:value="2308.53" calcext:value-type="float">
            <text:p>2308.53</text:p>
          </table:table-cell>
          <table:table-cell table:number-columns-repeated="5"/>
        </table:table-row>
        <table:table-row table:style-name="ro1">
          <table:table-cell office:value-type="float" office:value="2310.04" calcext:value-type="float">
            <text:p>2310.04</text:p>
          </table:table-cell>
          <table:table-cell table:number-columns-repeated="5"/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08.228" calcext:value-type="float">
            <text:p>2308.228</text:p>
          </table:table-cell>
          <table:table-cell table:number-columns-repeated="5"/>
        </table:table-row>
        <table:table-row table:style-name="ro1">
          <table:table-cell office:value-type="float" office:value="2309.335" calcext:value-type="float">
            <text:p>2309.335</text:p>
          </table:table-cell>
          <table:table-cell table:number-columns-repeated="5"/>
        </table:table-row>
        <table:table-row table:style-name="ro1">
          <table:table-cell office:value-type="float" office:value="2309.436" calcext:value-type="float">
            <text:p>2309.436</text:p>
          </table:table-cell>
          <table:table-cell table:number-columns-repeated="5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9.436" calcext:value-type="float">
            <text:p>2309.436</text:p>
          </table:table-cell>
          <table:table-cell table:number-columns-repeated="5"/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09.637" calcext:value-type="float">
            <text:p>2309.637</text:p>
          </table:table-cell>
          <table:table-cell table:number-columns-repeated="5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9.637" calcext:value-type="float">
            <text:p>2309.637</text:p>
          </table:table-cell>
          <table:table-cell table:number-columns-repeated="5"/>
        </table:table-row>
        <table:table-row table:style-name="ro1">
          <table:table-cell office:value-type="float" office:value="2309.436" calcext:value-type="float">
            <text:p>2309.436</text:p>
          </table:table-cell>
          <table:table-cell table:number-columns-repeated="5"/>
        </table:table-row>
        <table:table-row table:style-name="ro1">
          <table:table-cell office:value-type="float" office:value="2309.335" calcext:value-type="float">
            <text:p>2309.335</text:p>
          </table:table-cell>
          <table:table-cell table:number-columns-repeated="5"/>
        </table:table-row>
        <table:table-row table:style-name="ro1">
          <table:table-cell office:value-type="float" office:value="2309.839" calcext:value-type="float">
            <text:p>2309.839</text:p>
          </table:table-cell>
          <table:table-cell table:number-columns-repeated="5"/>
        </table:table-row>
        <table:table-row table:style-name="ro1">
          <table:table-cell office:value-type="float" office:value="2309.436" calcext:value-type="float">
            <text:p>2309.436</text:p>
          </table:table-cell>
          <table:table-cell table:number-columns-repeated="5"/>
        </table:table-row>
        <table:table-row table:style-name="ro1">
          <table:table-cell office:value-type="float" office:value="2309.335" calcext:value-type="float">
            <text:p>2309.335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08.933" calcext:value-type="float">
            <text:p>2308.933</text:p>
          </table:table-cell>
          <table:table-cell table:number-columns-repeated="5"/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9.335" calcext:value-type="float">
            <text:p>2309.335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09.839" calcext:value-type="float">
            <text:p>2309.839</text:p>
          </table:table-cell>
          <table:table-cell table:number-columns-repeated="5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5"/>
        </table:table-row>
        <table:table-row table:style-name="ro1">
          <table:table-cell office:value-type="float" office:value="2308.933" calcext:value-type="float">
            <text:p>2308.933</text:p>
          </table:table-cell>
          <table:table-cell table:number-columns-repeated="5"/>
        </table:table-row>
        <table:table-row table:style-name="ro1">
          <table:table-cell office:value-type="float" office:value="2308.328" calcext:value-type="float">
            <text:p>2308.328</text:p>
          </table:table-cell>
          <table:table-cell table:number-columns-repeated="5"/>
        </table:table-row>
        <table:table-row table:style-name="ro1">
          <table:table-cell office:value-type="float" office:value="2309.335" calcext:value-type="float">
            <text:p>2309.335</text:p>
          </table:table-cell>
          <table:table-cell table:number-columns-repeated="5"/>
        </table:table-row>
        <table:table-row table:style-name="ro1">
          <table:table-cell office:value-type="float" office:value="2309.637" calcext:value-type="float">
            <text:p>2309.637</text:p>
          </table:table-cell>
          <table:table-cell table:number-columns-repeated="5"/>
        </table:table-row>
        <table:table-row table:style-name="ro1">
          <table:table-cell office:value-type="float" office:value="2309.235" calcext:value-type="float">
            <text:p>2309.235</text:p>
          </table:table-cell>
          <table:table-cell table:number-columns-repeated="5"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8.53" calcext:value-type="float">
            <text:p>2308.53</text:p>
          </table:table-cell>
          <table:table-cell table:number-columns-repeated="5"/>
        </table:table-row>
        <table:table-row table:style-name="ro1">
          <table:table-cell office:value-type="float" office:value="2308.53" calcext:value-type="float">
            <text:p>2308.53</text:p>
          </table:table-cell>
          <table:table-cell table:number-columns-repeated="5"/>
        </table:table-row>
        <table:table-row table:style-name="ro1">
          <table:table-cell office:value-type="float" office:value="2309.235" calcext:value-type="float">
            <text:p>2309.235</text:p>
          </table:table-cell>
          <table:table-cell table:number-columns-repeated="5"/>
        </table:table-row>
        <table:table-row table:style-name="ro1">
          <table:table-cell office:value-type="float" office:value="2309.033" calcext:value-type="float">
            <text:p>2309.033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8.933" calcext:value-type="float">
            <text:p>2308.933</text:p>
          </table:table-cell>
          <table:table-cell table:number-columns-repeated="5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5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5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5"/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09.637" calcext:value-type="float">
            <text:p>2309.637</text:p>
          </table:table-cell>
          <table:table-cell table:number-columns-repeated="5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5"/>
        </table:table-row>
        <table:table-row table:style-name="ro1">
          <table:table-cell office:value-type="float" office:value="2309.335" calcext:value-type="float">
            <text:p>2309.335</text:p>
          </table:table-cell>
          <table:table-cell table:number-columns-repeated="5"/>
        </table:table-row>
        <table:table-row table:style-name="ro1">
          <table:table-cell office:value-type="float" office:value="2309.738" calcext:value-type="float">
            <text:p>2309.738</text:p>
          </table:table-cell>
          <table:table-cell table:number-columns-repeated="5"/>
        </table:table-row>
        <table:table-row table:style-name="ro1">
          <table:table-cell office:value-type="float" office:value="2310.141" calcext:value-type="float">
            <text:p>2310.141</text:p>
          </table:table-cell>
          <table:table-cell table:number-columns-repeated="5"/>
        </table:table-row>
        <table:table-row table:style-name="ro1">
          <table:table-cell office:value-type="float" office:value="2308.53" calcext:value-type="float">
            <text:p>2308.53</text:p>
          </table:table-cell>
          <table:table-cell table:number-columns-repeated="5"/>
        </table:table-row>
        <table:table-row table:style-name="ro1">
          <table:table-cell office:value-type="float" office:value="2310.141" calcext:value-type="float">
            <text:p>2310.1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133.701" calcext:value-type="float">
            <text:p>2133.701</text:p>
          </table:table-cell>
          <table:table-cell table:formula="of:=AVERAGE([.A119:.A189])" office:value-type="float" office:value="2132.92464788732" calcext:value-type="float">
            <text:p>2132.92464788732</text:p>
          </table:table-cell>
          <table:table-cell table:formula="of:=AVERAGE([.F119:.F124])" office:value-type="float" office:value="4.8665" calcext:value-type="float">
            <text:p>4.8665</text:p>
          </table:table-cell>
          <table:table-cell table:formula="of:=2*[.C119]" office:value-type="float" office:value="9.733" calcext:value-type="float">
            <text:p>9.733</text:p>
          </table:table-cell>
          <table:table-cell table:formula="of:=[.D119]/[.B119]" office:value-type="float" office:value="0.00456321793160419" calcext:value-type="float">
            <text:p>0.004563217931604</text:p>
          </table:table-cell>
          <table:table-cell office:value-type="float" office:value="4.869" calcext:value-type="float">
            <text:p>4.869</text:p>
          </table:table-cell>
        </table:table-row>
        <table:table-row table:style-name="ro1">
          <table:table-cell office:value-type="float" office:value="2132.492" calcext:value-type="float">
            <text:p>2132.492</text:p>
          </table:table-cell>
          <table:table-cell table:number-columns-repeated="4"/>
          <table:table-cell office:value-type="float" office:value="4.869" calcext:value-type="float">
            <text:p>4.869</text:p>
          </table:table-cell>
        </table:table-row>
        <table:table-row table:style-name="ro1">
          <table:table-cell office:value-type="float" office:value="2134.305" calcext:value-type="float">
            <text:p>2134.305</text:p>
          </table:table-cell>
          <table:table-cell table:number-columns-repeated="4"/>
          <table:table-cell office:value-type="float" office:value="4.866" calcext:value-type="float">
            <text:p>4.866</text:p>
          </table:table-cell>
        </table:table-row>
        <table:table-row table:style-name="ro1">
          <table:table-cell office:value-type="float" office:value="2131.082" calcext:value-type="float">
            <text:p>2131.082</text:p>
          </table:table-cell>
          <table:table-cell table:number-columns-repeated="4"/>
          <table:table-cell office:value-type="float" office:value="4.866" calcext:value-type="float">
            <text:p>4.866</text:p>
          </table:table-cell>
        </table:table-row>
        <table:table-row table:style-name="ro1">
          <table:table-cell office:value-type="float" office:value="2131.384" calcext:value-type="float">
            <text:p>2131.384</text:p>
          </table:table-cell>
          <table:table-cell table:number-columns-repeated="4"/>
          <table:table-cell office:value-type="float" office:value="4.865" calcext:value-type="float">
            <text:p>4.865</text:p>
          </table:table-cell>
        </table:table-row>
        <table:table-row table:style-name="ro1">
          <table:table-cell office:value-type="float" office:value="2132.089" calcext:value-type="float">
            <text:p>2132.089</text:p>
          </table:table-cell>
          <table:table-cell table:number-columns-repeated="4"/>
          <table:table-cell office:value-type="float" office:value="4.864" calcext:value-type="float">
            <text:p>4.864</text:p>
          </table:table-cell>
        </table:table-row>
        <table:table-row table:style-name="ro1">
          <table:table-cell office:value-type="float" office:value="2134.204" calcext:value-type="float">
            <text:p>2134.204</text:p>
          </table:table-cell>
          <table:table-cell table:number-columns-repeated="5"/>
        </table:table-row>
        <table:table-row table:style-name="ro1">
          <table:table-cell office:value-type="float" office:value="2134.506" calcext:value-type="float">
            <text:p>2134.506</text:p>
          </table:table-cell>
          <table:table-cell table:number-columns-repeated="5"/>
        </table:table-row>
        <table:table-row table:style-name="ro1">
          <table:table-cell office:value-type="float" office:value="2132.693" calcext:value-type="float">
            <text:p>2132.693</text:p>
          </table:table-cell>
          <table:table-cell table:number-columns-repeated="5"/>
        </table:table-row>
        <table:table-row table:style-name="ro1">
          <table:table-cell office:value-type="float" office:value="2132.794" calcext:value-type="float">
            <text:p>2132.794</text:p>
          </table:table-cell>
          <table:table-cell table:number-columns-repeated="5"/>
        </table:table-row>
        <table:table-row table:style-name="ro1">
          <table:table-cell office:value-type="float" office:value="2131.384" calcext:value-type="float">
            <text:p>2131.384</text:p>
          </table:table-cell>
          <table:table-cell table:number-columns-repeated="5"/>
        </table:table-row>
        <table:table-row table:style-name="ro1">
          <table:table-cell office:value-type="float" office:value="2131.787" calcext:value-type="float">
            <text:p>2131.787</text:p>
          </table:table-cell>
          <table:table-cell table:number-columns-repeated="5"/>
        </table:table-row>
        <table:table-row table:style-name="ro1">
          <table:table-cell office:value-type="float" office:value="2133.197" calcext:value-type="float">
            <text:p>2133.197</text:p>
          </table:table-cell>
          <table:table-cell table:number-columns-repeated="5"/>
        </table:table-row>
        <table:table-row table:style-name="ro1">
          <table:table-cell office:value-type="float" office:value="2133.096" calcext:value-type="float">
            <text:p>2133.096</text:p>
          </table:table-cell>
          <table:table-cell table:number-columns-repeated="5"/>
        </table:table-row>
        <table:table-row table:style-name="ro1">
          <table:table-cell office:value-type="float" office:value="2132.291" calcext:value-type="float">
            <text:p>2132.291</text:p>
          </table:table-cell>
          <table:table-cell table:number-columns-repeated="5"/>
        </table:table-row>
        <table:table-row table:style-name="ro1">
          <table:table-cell office:value-type="float" office:value="2132.794" calcext:value-type="float">
            <text:p>2132.794</text:p>
          </table:table-cell>
          <table:table-cell table:number-columns-repeated="5"/>
        </table:table-row>
        <table:table-row table:style-name="ro1">
          <table:table-cell office:value-type="float" office:value="2132.492" calcext:value-type="float">
            <text:p>2132.492</text:p>
          </table:table-cell>
          <table:table-cell table:number-columns-repeated="5"/>
        </table:table-row>
        <table:table-row table:style-name="ro1">
          <table:table-cell office:value-type="float" office:value="2132.996" calcext:value-type="float">
            <text:p>2132.996</text:p>
          </table:table-cell>
          <table:table-cell table:number-columns-repeated="5"/>
        </table:table-row>
        <table:table-row table:style-name="ro1">
          <table:table-cell office:value-type="float" office:value="2132.593" calcext:value-type="float">
            <text:p>2132.593</text:p>
          </table:table-cell>
          <table:table-cell table:number-columns-repeated="5"/>
        </table:table-row>
        <table:table-row table:style-name="ro1">
          <table:table-cell office:value-type="float" office:value="2131.586" calcext:value-type="float">
            <text:p>2131.586</text:p>
          </table:table-cell>
          <table:table-cell table:number-columns-repeated="5"/>
        </table:table-row>
        <table:table-row table:style-name="ro1">
          <table:table-cell office:value-type="float" office:value="2133.701" calcext:value-type="float">
            <text:p>2133.701</text:p>
          </table:table-cell>
          <table:table-cell table:number-columns-repeated="5"/>
        </table:table-row>
        <table:table-row table:style-name="ro1">
          <table:table-cell office:value-type="float" office:value="2133.298" calcext:value-type="float">
            <text:p>2133.298</text:p>
          </table:table-cell>
          <table:table-cell table:number-columns-repeated="5"/>
        </table:table-row>
        <table:table-row table:style-name="ro1">
          <table:table-cell office:value-type="float" office:value="2132.089" calcext:value-type="float">
            <text:p>2132.089</text:p>
          </table:table-cell>
          <table:table-cell table:number-columns-repeated="5"/>
        </table:table-row>
        <table:table-row table:style-name="ro1">
          <table:table-cell office:value-type="float" office:value="2131.888" calcext:value-type="float">
            <text:p>2131.888</text:p>
          </table:table-cell>
          <table:table-cell table:number-columns-repeated="5"/>
        </table:table-row>
        <table:table-row table:style-name="ro1">
          <table:table-cell office:value-type="float" office:value="2132.492" calcext:value-type="float">
            <text:p>2132.492</text:p>
          </table:table-cell>
          <table:table-cell table:number-columns-repeated="5"/>
        </table:table-row>
        <table:table-row table:style-name="ro1">
          <table:table-cell office:value-type="float" office:value="2132.794" calcext:value-type="float">
            <text:p>2132.794</text:p>
          </table:table-cell>
          <table:table-cell table:number-columns-repeated="5"/>
        </table:table-row>
        <table:table-row table:style-name="ro1">
          <table:table-cell office:value-type="float" office:value="2134.406" calcext:value-type="float">
            <text:p>2134.406</text:p>
          </table:table-cell>
          <table:table-cell table:number-columns-repeated="5"/>
        </table:table-row>
        <table:table-row table:style-name="ro1">
          <table:table-cell office:value-type="float" office:value="2135.01" calcext:value-type="float">
            <text:p>2135.01</text:p>
          </table:table-cell>
          <table:table-cell table:number-columns-repeated="5"/>
        </table:table-row>
        <table:table-row table:style-name="ro1">
          <table:table-cell office:value-type="float" office:value="2133.902" calcext:value-type="float">
            <text:p>2133.902</text:p>
          </table:table-cell>
          <table:table-cell table:number-columns-repeated="5"/>
        </table:table-row>
        <table:table-row table:style-name="ro1">
          <table:table-cell office:value-type="float" office:value="2132.19" calcext:value-type="float">
            <text:p>2132.19</text:p>
          </table:table-cell>
          <table:table-cell table:number-columns-repeated="5"/>
        </table:table-row>
        <table:table-row table:style-name="ro1">
          <table:table-cell office:value-type="float" office:value="2133.499" calcext:value-type="float">
            <text:p>2133.499</text:p>
          </table:table-cell>
          <table:table-cell table:number-columns-repeated="5"/>
        </table:table-row>
        <table:table-row table:style-name="ro1">
          <table:table-cell office:value-type="float" office:value="2134.204" calcext:value-type="float">
            <text:p>2134.204</text:p>
          </table:table-cell>
          <table:table-cell table:number-columns-repeated="5"/>
        </table:table-row>
        <table:table-row table:style-name="ro1">
          <table:table-cell office:value-type="float" office:value="2132.089" calcext:value-type="float">
            <text:p>2132.089</text:p>
          </table:table-cell>
          <table:table-cell table:number-columns-repeated="5"/>
        </table:table-row>
        <table:table-row table:style-name="ro1">
          <table:table-cell office:value-type="float" office:value="2133.801" calcext:value-type="float">
            <text:p>2133.801</text:p>
          </table:table-cell>
          <table:table-cell table:number-columns-repeated="5"/>
        </table:table-row>
        <table:table-row table:style-name="ro1">
          <table:table-cell office:value-type="float" office:value="2133.701" calcext:value-type="float">
            <text:p>2133.701</text:p>
          </table:table-cell>
          <table:table-cell table:number-columns-repeated="5"/>
        </table:table-row>
        <table:table-row table:style-name="ro1">
          <table:table-cell office:value-type="float" office:value="2134.506" calcext:value-type="float">
            <text:p>2134.506</text:p>
          </table:table-cell>
          <table:table-cell table:number-columns-repeated="5"/>
        </table:table-row>
        <table:table-row table:style-name="ro1">
          <table:table-cell office:value-type="float" office:value="2131.485" calcext:value-type="float">
            <text:p>2131.485</text:p>
          </table:table-cell>
          <table:table-cell table:number-columns-repeated="5"/>
        </table:table-row>
        <table:table-row table:style-name="ro1">
          <table:table-cell office:value-type="float" office:value="2130.981" calcext:value-type="float">
            <text:p>2130.981</text:p>
          </table:table-cell>
          <table:table-cell table:number-columns-repeated="5"/>
        </table:table-row>
        <table:table-row table:style-name="ro1">
          <table:table-cell office:value-type="float" office:value="2134.204" calcext:value-type="float">
            <text:p>2134.204</text:p>
          </table:table-cell>
          <table:table-cell table:number-columns-repeated="5"/>
        </table:table-row>
        <table:table-row table:style-name="ro1">
          <table:table-cell office:value-type="float" office:value="2131.787" calcext:value-type="float">
            <text:p>2131.787</text:p>
          </table:table-cell>
          <table:table-cell table:number-columns-repeated="5"/>
        </table:table-row>
        <table:table-row table:style-name="ro1">
          <table:table-cell office:value-type="float" office:value="2132.391" calcext:value-type="float">
            <text:p>2132.391</text:p>
          </table:table-cell>
          <table:table-cell table:number-columns-repeated="5"/>
        </table:table-row>
        <table:table-row table:style-name="ro1">
          <table:table-cell office:value-type="float" office:value="2134.204" calcext:value-type="float">
            <text:p>2134.204</text:p>
          </table:table-cell>
          <table:table-cell table:number-columns-repeated="5"/>
        </table:table-row>
        <table:table-row table:style-name="ro1">
          <table:table-cell office:value-type="float" office:value="2131.989" calcext:value-type="float">
            <text:p>2131.989</text:p>
          </table:table-cell>
          <table:table-cell table:number-columns-repeated="5"/>
        </table:table-row>
        <table:table-row table:style-name="ro1">
          <table:table-cell office:value-type="float" office:value="2132.996" calcext:value-type="float">
            <text:p>2132.996</text:p>
          </table:table-cell>
          <table:table-cell table:number-columns-repeated="5"/>
        </table:table-row>
        <table:table-row table:style-name="ro1">
          <table:table-cell office:value-type="float" office:value="2133.197" calcext:value-type="float">
            <text:p>2133.197</text:p>
          </table:table-cell>
          <table:table-cell table:number-columns-repeated="5"/>
        </table:table-row>
        <table:table-row table:style-name="ro1">
          <table:table-cell office:value-type="float" office:value="2134.305" calcext:value-type="float">
            <text:p>2134.305</text:p>
          </table:table-cell>
          <table:table-cell table:number-columns-repeated="5"/>
        </table:table-row>
        <table:table-row table:style-name="ro1">
          <table:table-cell office:value-type="float" office:value="2132.391" calcext:value-type="float">
            <text:p>2132.391</text:p>
          </table:table-cell>
          <table:table-cell table:number-columns-repeated="5"/>
        </table:table-row>
        <table:table-row table:style-name="ro1">
          <table:table-cell office:value-type="float" office:value="2132.492" calcext:value-type="float">
            <text:p>2132.492</text:p>
          </table:table-cell>
          <table:table-cell table:number-columns-repeated="5"/>
        </table:table-row>
        <table:table-row table:style-name="ro1">
          <table:table-cell office:value-type="float" office:value="2134.909" calcext:value-type="float">
            <text:p>2134.909</text:p>
          </table:table-cell>
          <table:table-cell table:number-columns-repeated="5"/>
        </table:table-row>
        <table:table-row table:style-name="ro1">
          <table:table-cell office:value-type="float" office:value="2132.794" calcext:value-type="float">
            <text:p>2132.794</text:p>
          </table:table-cell>
          <table:table-cell table:number-columns-repeated="5"/>
        </table:table-row>
        <table:table-row table:style-name="ro1">
          <table:table-cell office:value-type="float" office:value="2134.003" calcext:value-type="float">
            <text:p>2134.003</text:p>
          </table:table-cell>
          <table:table-cell table:number-columns-repeated="5"/>
        </table:table-row>
        <table:table-row table:style-name="ro1">
          <table:table-cell office:value-type="float" office:value="2133.096" calcext:value-type="float">
            <text:p>2133.096</text:p>
          </table:table-cell>
          <table:table-cell table:number-columns-repeated="5"/>
        </table:table-row>
        <table:table-row table:style-name="ro1">
          <table:table-cell office:value-type="float" office:value="2132.895" calcext:value-type="float">
            <text:p>2132.895</text:p>
          </table:table-cell>
          <table:table-cell table:number-columns-repeated="5"/>
        </table:table-row>
        <table:table-row table:style-name="ro1">
          <table:table-cell office:value-type="float" office:value="2132.895" calcext:value-type="float">
            <text:p>2132.895</text:p>
          </table:table-cell>
          <table:table-cell table:number-columns-repeated="5"/>
        </table:table-row>
        <table:table-row table:style-name="ro1">
          <table:table-cell office:value-type="float" office:value="2132.492" calcext:value-type="float">
            <text:p>2132.492</text:p>
          </table:table-cell>
          <table:table-cell table:number-columns-repeated="5"/>
        </table:table-row>
        <table:table-row table:style-name="ro1">
          <table:table-cell office:value-type="float" office:value="2131.687" calcext:value-type="float">
            <text:p>2131.687</text:p>
          </table:table-cell>
          <table:table-cell table:number-columns-repeated="5"/>
        </table:table-row>
        <table:table-row table:style-name="ro1">
          <table:table-cell office:value-type="float" office:value="2133.398" calcext:value-type="float">
            <text:p>2133.398</text:p>
          </table:table-cell>
          <table:table-cell table:number-columns-repeated="5"/>
        </table:table-row>
        <table:table-row table:style-name="ro1">
          <table:table-cell office:value-type="float" office:value="2132.693" calcext:value-type="float">
            <text:p>2132.693</text:p>
          </table:table-cell>
          <table:table-cell table:number-columns-repeated="5"/>
        </table:table-row>
        <table:table-row table:style-name="ro1">
          <table:table-cell office:value-type="float" office:value="2133.6" calcext:value-type="float">
            <text:p>2133.6</text:p>
          </table:table-cell>
          <table:table-cell table:number-columns-repeated="5"/>
        </table:table-row>
        <table:table-row table:style-name="ro1">
          <table:table-cell office:value-type="float" office:value="2133.096" calcext:value-type="float">
            <text:p>2133.096</text:p>
          </table:table-cell>
          <table:table-cell table:number-columns-repeated="5"/>
        </table:table-row>
        <table:table-row table:style-name="ro1">
          <table:table-cell office:value-type="float" office:value="2132.089" calcext:value-type="float">
            <text:p>2132.089</text:p>
          </table:table-cell>
          <table:table-cell table:number-columns-repeated="5"/>
        </table:table-row>
        <table:table-row table:style-name="ro1">
          <table:table-cell office:value-type="float" office:value="2134.909" calcext:value-type="float">
            <text:p>2134.909</text:p>
          </table:table-cell>
          <table:table-cell table:number-columns-repeated="5"/>
        </table:table-row>
        <table:table-row table:style-name="ro1">
          <table:table-cell office:value-type="float" office:value="2130.881" calcext:value-type="float">
            <text:p>2130.881</text:p>
          </table:table-cell>
          <table:table-cell table:number-columns-repeated="5"/>
        </table:table-row>
        <table:table-row table:style-name="ro1">
          <table:table-cell office:value-type="float" office:value="2133.499" calcext:value-type="float">
            <text:p>2133.499</text:p>
          </table:table-cell>
          <table:table-cell table:number-columns-repeated="5"/>
        </table:table-row>
        <table:table-row table:style-name="ro1">
          <table:table-cell office:value-type="float" office:value="2133.398" calcext:value-type="float">
            <text:p>2133.398</text:p>
          </table:table-cell>
          <table:table-cell table:number-columns-repeated="5"/>
        </table:table-row>
        <table:table-row table:style-name="ro1">
          <table:table-cell office:value-type="float" office:value="2132.089" calcext:value-type="float">
            <text:p>2132.089</text:p>
          </table:table-cell>
          <table:table-cell table:number-columns-repeated="5"/>
        </table:table-row>
        <table:table-row table:style-name="ro1">
          <table:table-cell office:value-type="float" office:value="2133.499" calcext:value-type="float">
            <text:p>2133.499</text:p>
          </table:table-cell>
          <table:table-cell table:number-columns-repeated="5"/>
        </table:table-row>
        <table:table-row table:style-name="ro1">
          <table:table-cell office:value-type="float" office:value="2133.902" calcext:value-type="float">
            <text:p>2133.902</text:p>
          </table:table-cell>
          <table:table-cell table:number-columns-repeated="5"/>
        </table:table-row>
        <table:table-row table:style-name="ro1">
          <table:table-cell office:value-type="float" office:value="2133.398" calcext:value-type="float">
            <text:p>2133.398</text:p>
          </table:table-cell>
          <table:table-cell table:number-columns-repeated="5"/>
        </table:table-row>
        <table:table-row table:style-name="ro1">
          <table:table-cell office:value-type="float" office:value="2131.787" calcext:value-type="float">
            <text:p>2131.787</text:p>
          </table:table-cell>
          <table:table-cell table:number-columns-repeated="5"/>
        </table:table-row>
        <table:table-row table:style-name="ro1">
          <table:table-cell office:value-type="float" office:value="2131.183" calcext:value-type="float">
            <text:p>2131.1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3:02:46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4T13:16:14.273000000</dc:date>
    <meta:editing-duration>PT4H24M46S</meta:editing-duration>
    <meta:editing-cycles>75</meta:editing-cycles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8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1931">
                <text:p>2.04193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1931">
                <text:p>2.0419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1747">
                <text:p>2.041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1747">
                <text:p>2.041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1912">
                <text:p>2.041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1912">
                <text:p>2.041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1703">
                <text:p>2.041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1703">
                <text:p>2.041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1607">
                <text:p>2.041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1607">
                <text:p>2.041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1497">
                <text:p>2.041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1497">
                <text:p>2.041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1693">
                <text:p>2.041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1693">
                <text:p>2.041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1572">
                <text:p>2.041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1397">
                <text:p>2.041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1429">
                <text:p>2.04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1429">
                <text:p>2.04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